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41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iagram 1" draw:style-name="gr1" svg:width="6.2988in" svg:height="3.5429in" svg:x="7.5689in" svg:y="3.8461in">
            <draw:object draw:notify-on-update-of-ranges="Sheet1.B23:Sheet1.B42 Sheet1.D23:Sheet1.D42 Sheet1.B23:Sheet1.B42 Sheet1.E23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iagram 2" draw:style-name="gr1" svg:width="6.2988in" svg:height="3.5429in" svg:x="7.5587in" svg:y="0.1547in">
            <draw:object draw:notify-on-update-of-ranges="Sheet1.B2:Sheet1.B21 Sheet1.D2:Sheet1.D21 Sheet1.B2:Sheet1.B21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number-columns-repeated="101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3T12:53:55.594160681</dc:date>
    <meta:editing-cycles>12</meta:editing-cycles>
    <meta:editing-duration>PT2H5M5S</meta:editing-duration>
    <meta:document-statistic meta:table-count="1" meta:cell-count="5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62cm" svg:y="3.951cm" style:legend-expansion="high" chart:style-name="ch2"/>
        <chart:plot-area chart:style-name="ch3" table:cell-range-address="Sheet1.B23:Sheet1.B42 Sheet1.D23:Sheet1.E42" svg:x="0.319cm" svg:y="0.179cm" svg:width="12.324cm" svg:height="8.641cm">
          <chart:coordinate-region svg:x="1.205cm" svg:y="0.379cm" svg:width="10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62cm" svg:y="3.951cm" style:legend-expansion="high" chart:style-name="ch2"/>
        <chart:plot-area chart:style-name="ch3" table:cell-range-address="Sheet1.B2:Sheet1.B21 Sheet1.D2:Sheet1.E21" svg:x="0.319cm" svg:y="0.179cm" svg:width="12.324cm" svg:height="8.641cm">
          <chart:coordinate-region svg:x="1.205cm" svg:y="0.379cm" svg:width="10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